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7.648cm"/>
    </style:style>
    <style:style style:name="co3" style:family="table-column">
      <style:table-column-properties fo:break-before="auto" style:column-width="20.264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57cm" fo:break-before="auto" style:use-optimal-row-height="false"/>
    </style:style>
    <style:style style:name="ro3" style:family="table-row">
      <style:table-row-properties style:row-height="0.928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997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1.438cm" fo:break-before="auto" style:use-optimal-row-height="false"/>
    </style:style>
    <style:style style:name="ro8" style:family="table-row">
      <style:table-row-properties style:row-height="1.346cm" fo:break-before="auto" style:use-optimal-row-height="false"/>
    </style:style>
    <style:style style:name="ro9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Menl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Menlo" fo:font-size="8pt" style:font-size-asian="8pt" style:font-size-complex="8pt"/>
    </style:style>
    <style:style style:name="ce3" style:family="table-cell" style:parent-style-name="Default">
      <style:text-properties style:font-name="Menlo" fo:font-size="8pt" style:font-size-asian="8pt" style:font-size-complex="8pt"/>
    </style:style>
    <style:style style:name="ce4" style:family="table-cell" style:parent-style-name="Default">
      <style:table-cell-properties style:vertical-align="top"/>
      <style:text-properties style:font-name="Menlo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Menlo"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Menlo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font-name="Menlo" style:font-name-asian="Arial Unicode MS" style:font-name-complex="Arial Unicode MS"/>
    </style:style>
    <style:style style:name="T2" style:family="text">
      <style:text-properties fo:color="#c0c0c0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fo:font-style="italic" style:font-style-asian="italic" style:font-style-complex="italic"/>
    </style:style>
    <style:style style:name="T5" style:family="text">
      <style:text-properties fo:color="#c0c0c0"/>
    </style:style>
    <style:style style:name="T6" style:family="text">
      <style:text-properties style:use-window-font-color="true"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c0c0c0" style:font-name="Menlo" fo:font-style="italic" style:font-name-asian="Arial Unicode MS" style:font-style-asian="italic" style:font-name-complex="Arial Unicode MS" style:font-style-complex="italic"/>
    </style:style>
    <style:style style:name="T10" style:family="text">
      <style:text-properties fo:color="#c0c0c0" style:font-name="Menlo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4" table:number-columns-repeated="1020" table:default-cell-style-name="ce2"/>
        <table:table-row table:style-name="ro1">
          <table:table-cell table:style-name="ce1" office:value-type="string">
            <text:p>Tag</text:p>
          </table:table-cell>
          <table:table-cell table:style-name="ce1" office:value-type="string">
            <text:p>E.g.</text:p>
          </table:table-cell>
          <table:table-cell table:style-name="ce1" office:value-type="string">
            <text:p>Function</text:p>
          </table:table-cell>
          <table:table-cell table:number-columns-repeated="1021"/>
        </table:table-row>
        <table:table-row table:style-name="ro1">
          <table:table-cell office:value-type="string">
            <text:p>start</text:p>
          </table:table-cell>
          <table:table-cell table:formula="of:=[.A2]&amp;&quot;=&quot;&quot;1&quot;&quot;&quot;" office:value-type="string" office:string-value="start=&quot;1&quot;">
            <text:p>start="1"</text:p>
          </table:table-cell>
          <table:table-cell office:value-type="string">
            <text:p>penstroke</text:p>
          </table:table-cell>
          <table:table-cell table:number-columns-repeated="1021"/>
        </table:table-row>
        <table:table-row table:style-name="ro1">
          <table:table-cell office:value-type="string">
            <text:p>up</text:p>
          </table:table-cell>
          <table:table-cell table:formula="of:=[.A3]&amp;&quot;=&quot;&quot;1&quot;&quot;&quot;" office:value-type="string" office:string-value="up=&quot;1&quot;">
            <text:p>up="1"</text:p>
          </table:table-cell>
          <table:table-cell office:value-type="string">
            <text:p><text:span text:style-name="T2">z8e</text:span><text:span text:style-name="T3"> </text:span>{up}</text:p>
          </table:table-cell>
          <table:table-cell table:number-columns-repeated="1021"/>
        </table:table-row>
        <table:table-row table:style-name="ro1">
          <table:table-cell office:value-type="string">
            <text:p>down</text:p>
          </table:table-cell>
          <table:table-cell table:formula="of:=[.A4]&amp;&quot;=&quot;&quot;1&quot;&quot;&quot;" office:value-type="string" office:string-value="down=&quot;1&quot;">
            <text:p>down="1"</text:p>
          </table:table-cell>
          <table:table-cell office:value-type="string">
            <text:p><text:span text:style-name="T2">z8e</text:span><text:span text:style-name="T3"> </text:span>{down}</text:p>
          </table:table-cell>
          <table:table-cell table:number-columns-repeated="1021"/>
        </table:table-row>
        <table:table-row table:style-name="ro1">
          <table:table-cell office:value-type="string">
            <text:p>left</text:p>
          </table:table-cell>
          <table:table-cell table:formula="of:=[.A5]&amp;&quot;=&quot;&quot;1&quot;&quot;&quot;" office:value-type="string" office:string-value="left=&quot;1&quot;">
            <text:p>left="1"</text:p>
          </table:table-cell>
          <table:table-cell office:value-type="string">
            <text:p><text:span text:style-name="T2">z8e</text:span><text:span text:style-name="T3"> </text:span>{left}</text:p>
          </table:table-cell>
          <table:table-cell table:number-columns-repeated="1021"/>
        </table:table-row>
        <table:table-row table:style-name="ro1">
          <table:table-cell office:value-type="string">
            <text:p>right</text:p>
          </table:table-cell>
          <table:table-cell table:formula="of:=[.A6]&amp;&quot;=&quot;&quot;1&quot;&quot;&quot;" office:value-type="string" office:string-value="right=&quot;1&quot;">
            <text:p>right="1"</text:p>
          </table:table-cell>
          <table:table-cell office:value-type="string">
            <text:p><text:span text:style-name="T2">z8e</text:span><text:span text:style-name="T3"> </text:span>{right}</text:p>
          </table:table-cell>
          <table:table-cell table:number-columns-repeated="1021"/>
        </table:table-row>
        <table:table-row table:style-name="ro1">
          <table:table-cell office:value-type="string">
            <text:p>up2</text:p>
          </table:table-cell>
          <table:table-cell table:formula="of:=[.A7]&amp;&quot;=&quot;&quot;1&quot;&quot;&quot;" office:value-type="string" office:string-value="up2=&quot;1&quot;">
            <text:p>up2="1"</text:p>
          </table:table-cell>
          <table:table-cell office:value-type="string">
            <text:p>{up} <text:span text:style-name="T2">z9e</text:span></text:p>
          </table:table-cell>
          <table:table-cell table:number-columns-repeated="1021"/>
        </table:table-row>
        <table:table-row table:style-name="ro1">
          <table:table-cell office:value-type="string">
            <text:p>down2</text:p>
          </table:table-cell>
          <table:table-cell table:formula="of:=[.A8]&amp;&quot;=&quot;&quot;1&quot;&quot;&quot;" office:value-type="string" office:string-value="down2=&quot;1&quot;">
            <text:p>down2="1"</text:p>
          </table:table-cell>
          <table:table-cell office:value-type="string">
            <text:p>{down}<text:span text:style-name="T3"> </text:span><text:span text:style-name="T4">z9e</text:span></text:p>
          </table:table-cell>
          <table:table-cell table:number-columns-repeated="1021"/>
        </table:table-row>
        <table:table-row table:style-name="ro1">
          <table:table-cell office:value-type="string">
            <text:p>left2</text:p>
          </table:table-cell>
          <table:table-cell table:formula="of:=[.A9]&amp;&quot;=&quot;&quot;1&quot;&quot;&quot;" office:value-type="string" office:string-value="left2=&quot;1&quot;">
            <text:p>left2="1"</text:p>
          </table:table-cell>
          <table:table-cell office:value-type="string">
            <text:p>{left}<text:span text:style-name="T3"> </text:span><text:span text:style-name="T2">z9e</text:span></text:p>
          </table:table-cell>
          <table:table-cell table:number-columns-repeated="1021"/>
        </table:table-row>
        <table:table-row table:style-name="ro1">
          <table:table-cell office:value-type="string">
            <text:p>right2</text:p>
          </table:table-cell>
          <table:table-cell table:formula="of:=[.A10]&amp;&quot;=&quot;&quot;1&quot;&quot;&quot;" office:value-type="string" office:string-value="right2=&quot;1&quot;">
            <text:p>right2="1"</text:p>
          </table:table-cell>
          <table:table-cell office:value-type="string">
            <text:p>{right}<text:span text:style-name="T3"> </text:span><text:span text:style-name="T2">z9e</text:span></text:p>
          </table:table-cell>
          <table:table-cell table:number-columns-repeated="1021"/>
        </table:table-row>
        <table:table-row table:style-name="ro2">
          <table:table-cell office:value-type="string">
            <text:p>dir</text:p>
          </table:table-cell>
          <table:table-cell office:value-type="string">
            <text:p>dir="24"</text:p>
            <text:p>(dir="48" on B master)</text:p>
          </table:table-cell>
          <table:table-cell office:value-type="string">
            <text:p><text:span text:style-name="T2">z8e</text:span> {dir 24 + incx * (48-24)}</text:p>
          </table:table-cell>
          <table:table-cell table:number-columns-repeated="1021"/>
        </table:table-row>
        <table:table-row table:style-name="ro2">
          <table:table-cell office:value-type="string">
            <text:p>dir2</text:p>
          </table:table-cell>
          <table:table-cell office:value-type="string">
            <text:p>dir2="24"</text:p>
            <text:p>(dir="48" on B master)</text:p>
          </table:table-cell>
          <table:table-cell office:value-type="string">
            <text:p>{dir 24 + incx * (48-24)} <text:span text:style-name="T2">z9e</text:span></text:p>
          </table:table-cell>
          <table:table-cell table:number-columns-repeated="1021"/>
        </table:table-row>
        <table:table-row table:style-name="ro1">
          <table:table-cell office:value-type="string">
            <text:p>doubledash</text:p>
          </table:table-cell>
          <table:table-cell office:value-type="string">
            <text:p>doubledash="1"</text:p>
          </table:table-cell>
          <table:table-cell table:style-name="ce5" office:value-type="string">
            <text:p><text:span text:style-name="T5">z1e</text:span> –-</text:p>
          </table:table-cell>
          <table:table-cell table:number-columns-repeated="1021"/>
        </table:table-row>
        <table:table-row table:style-name="ro1">
          <table:table-cell office:value-type="string">
            <text:p>tripledash</text:p>
          </table:table-cell>
          <table:table-cell office:value-type="string">
            <text:p>tripledash="1"</text:p>
          </table:table-cell>
          <table:table-cell office:value-type="string">
            <text:p><text:span text:style-name="T2">z2e</text:span> –--</text:p>
          </table:table-cell>
          <table:table-cell table:number-columns-repeated="1021"/>
        </table:table-row>
        <table:table-row table:style-name="ro3">
          <table:table-cell office:value-type="string">
            <text:p>tension</text:p>
          </table:table-cell>
          <table:table-cell office:value-type="string">
            <text:p>tension="100"</text:p>
            <text:p>(tension="200" on B master)</text:p>
          </table:table-cell>
          <table:table-cell table:style-name="ce6" office:value-type="string">
            <text:p>.. tension ((100/100) + (incx * ((200/100)-(100/100)))) ..</text:p>
          </table:table-cell>
          <table:table-cell table:number-columns-repeated="1021"/>
        </table:table-row>
        <table:table-row table:style-name="ro4">
          <table:table-cell office:value-type="string">
            <text:p>tensionand</text:p>
          </table:table-cell>
          <table:table-cell office:value-type="string">
            <text:p>tensionand="100 300"</text:p>
            <text:p><text:span text:style-name="T1">(tension="200 400" on B master)</text:span></text:p>
          </table:table-cell>
          <table:table-cell table:style-name="ce6" office:value-type="string">
            <text:p>.. tension ((100/100) + (incx * ((200/100)-(100/100)))) and ((300/100) + (incx * ((400/100)-(300/100)))) ..</text:p>
          </table:table-cell>
          <table:table-cell table:number-columns-repeated="1021"/>
        </table:table-row>
        <table:table-row table:style-name="ro5">
          <table:table-cell office:value-type="string">
            <text:p>penshifted</text:p>
          </table:table-cell>
          <table:table-cell office:value-type="string">
            <text:p>penshifted="0,(y3l-y6l)"</text:p>
            <text:p><text:span text:style-name="T1">(penshifted="0,(y3l-y6l)*2" on B master)</text:span></text:p>
          </table:table-cell>
          <table:table-cell office:value-type="string">
            <text:p><text:span text:style-name="T2">... z9e</text:span><text:span text:style-name="T5"> </text:span>shifted (0 + incx * (0-0),(y3l-y6l) + incx * ((y3l-y6l)*2-(y3l-y6l)))<text:span text:style-name="T2">;</text:span></text:p>
          </table:table-cell>
          <table:table-cell table:number-columns-repeated="1021"/>
        </table:table-row>
        <table:table-row table:style-name="ro4">
          <table:table-cell office:value-type="string">
            <text:p>pointshifed</text:p>
          </table:table-cell>
          <table:table-cell office:value-type="string">
            <text:p>pointshifted="(x2l-x6l),0"</text:p>
            <text:p><text:span text:style-name="T1">(pointshifted="0,(x2l-x6l)*1.5" on B master)</text:span></text:p>
          </table:table-cell>
          <table:table-cell office:value-type="string">
            <text:p><text:span text:style-name="T2">z2=(…)</text:span><text:span text:style-name="T5"> </text:span>shifted ((x2l-x6l) + incx * ((x2l-x6l)*1.5-(x2l-x6l)),0 + incx * (0-0))<text:span text:style-name="T2">;</text:span></text:p>
          </table:table-cell>
          <table:table-cell table:number-columns-repeated="1021"/>
        </table:table-row>
        <table:table-row table:style-name="ro6">
          <table:table-cell office:value-type="string">
            <text:p>superright</text:p>
          </table:table-cell>
          <table:table-cell office:value-type="string">
            <text:p>superright="0.665"</text:p>
            <text:p>(superright="0.75" on B master)</text:p>
          </table:table-cell>
          <table:table-cell office:value-type="string">
            <text:p><text:span text:style-name="T2">z2e</text:span><text:span text:style-name="T6"> .. </text:span><text:span text:style-name="T7">super_qr(2e,3e, [0.665+ (incx * (0.75-0.665))]) ..</text:span></text:p>
          </table:table-cell>
          <table:table-cell table:number-columns-repeated="1021"/>
        </table:table-row>
        <table:table-row table:style-name="ro5">
          <table:table-cell office:value-type="string">
            <text:p>superleft</text:p>
          </table:table-cell>
          <table:table-cell office:value-type="string">
            <text:p>superleft="0.665"</text:p>
            <text:p>(superleft="0.75" on B master)</text:p>
          </table:table-cell>
          <table:table-cell office:value-type="string">
            <text:p><text:span text:style-name="T5">z2e </text:span><text:span text:style-name="T7">.. super_ql(2e,3e, [0.665+ (incx * (0.75-0.665))]) ..</text:span></text:p>
          </table:table-cell>
          <table:table-cell table:number-columns-repeated="1021"/>
        </table:table-row>
        <table:table-row table:style-name="ro1">
          <table:table-cell office:value-type="string">
            <text:p>overx</text:p>
          </table:table-cell>
          <table:table-cell office:value-type="string">
            <text:p>overx="2l"</text:p>
          </table:table-cell>
          <table:table-cell office:value-type="string">
            <text:p><text:span text:style-name="T2">z2=(…)</text:span> shifted (0, mean-y2l) + (0, over)<text:span text:style-name="T2">;</text:span></text:p>
          </table:table-cell>
          <table:table-cell table:number-columns-repeated="1021"/>
        </table:table-row>
        <table:table-row table:style-name="ro1">
          <table:table-cell office:value-type="string">
            <text:p>overbase</text:p>
          </table:table-cell>
          <table:table-cell office:value-type="string">
            <text:p>overbase="9r"</text:p>
          </table:table-cell>
          <table:table-cell office:value-type="string">
            <text:p><text:span text:style-name="T2">z9=(…)</text:span> shifted (0, baseline-y9r) + (0, -over)<text:span text:style-name="T2">;</text:span></text:p>
          </table:table-cell>
          <table:table-cell table:number-columns-repeated="1021"/>
        </table:table-row>
        <table:table-row table:style-name="ro1">
          <table:table-cell office:value-type="string">
            <text:p>stemcut</text:p>
          </table:table-cell>
          <table:table-cell office:value-type="string">
            <text:p>stemcut="1.1"</text:p>
          </table:table-cell>
          <table:table-cell office:value-type="string">
            <text:p><text:span text:style-name="T2">penpos1(… </text:span>-stemcutter(1.1)<text:span text:style-name="T5"> ,ang1);</text:span></text:p>
          </table:table-cell>
          <table:table-cell table:number-columns-repeated="1021"/>
        </table:table-row>
        <table:table-row table:style-name="ro7">
          <table:table-cell office:value-type="string">
            <text:p>stemcutlimit</text:p>
          </table:table-cell>
          <table:table-cell office:value-type="string">
            <text:p>stemcutlimit="40"</text:p>
          </table:table-cell>
          <table:table-cell office:value-type="string">
            <text:p><text:span text:style-name="T8">stemcuttervar := stemcutter(1.1);</text:span></text:p>
            <text:p><text:span text:style-name="T2"><text:s/>…</text:span></text:p>
            <text:p><text:span text:style-name="T2">penpos1(</text:span><text:span text:style-name="T5">… </text:span>-stemcuttervar, ang1); if stemcuttervar &gt; 40: stemcuttervar := 40; else: stemcuttervar := stemcutter(1); fi</text:p>
          </table:table-cell>
          <table:table-cell table:number-columns-repeated="1021"/>
        </table:table-row>
        <table:table-row table:style-name="ro1">
          <table:table-cell office:value-type="string">
            <text:p>stemshift_l</text:p>
          </table:table-cell>
          <table:table-cell office:value-type="string">
            <text:p>stemshift_l="1.1"</text:p>
          </table:table-cell>
          <table:table-cell office:value-type="string">
            <text:p><text:span text:style-name="T2">z1= </text:span><text:span text:style-name="T9">(…)</text:span> stemshift_l(1.1);</text:p>
          </table:table-cell>
          <table:table-cell table:number-columns-repeated="1021"/>
        </table:table-row>
        <table:table-row table:style-name="ro1">
          <table:table-cell office:value-type="string">
            <text:p>stemshift_r</text:p>
          </table:table-cell>
          <table:table-cell office:value-type="string">
            <text:p>stemshift_r="1.1"</text:p>
          </table:table-cell>
          <table:table-cell office:value-type="string">
            <text:p><text:span text:style-name="T2">z1= </text:span><text:span text:style-name="T9">(…)</text:span><text:span text:style-name="T5"> </text:span>stemshift_r(1.1);</text:p>
          </table:table-cell>
          <table:table-cell table:number-columns-repeated="1021"/>
        </table:table-row>
        <table:table-row table:style-name="ro8">
          <table:table-cell office:value-type="string">
            <text:p>inktrap_l</text:p>
          </table:table-cell>
          <table:table-cell table:style-name="ce4" office:value-type="string">
            <text:p>inktrap_l="1.1"</text:p>
          </table:table-cell>
          <table:table-cell office:value-type="string">
            <text:p><text:span text:style-name="T2">penpos2(… </text:span>-inktrapcut(1.1)<text:span text:style-name="T5"> ,ang2);</text:span></text:p>
            <text:p><text:span text:style-name="T9"><text:s/>…</text:span></text:p>
            <text:p><text:span text:style-name="T9">z1= (…)</text:span><text:span text:style-name="T10"> </text:span><text:span text:style-name="T1">inktrap_l(1.1)</text:span><text:span text:style-name="T10">;</text:span></text:p>
          </table:table-cell>
          <table:table-cell/>
          <table:table-cell table:style-name="ce4" table:number-columns-repeated="1020"/>
        </table:table-row>
        <table:table-row table:style-name="ro8">
          <table:table-cell office:value-type="string">
            <text:p>inktrap_r</text:p>
          </table:table-cell>
          <table:table-cell table:style-name="ce4" office:value-type="string">
            <text:p>inktrap_r="1.1"</text:p>
          </table:table-cell>
          <table:table-cell office:value-type="string">
            <text:p><text:span text:style-name="T2">penpos2(… </text:span>-inktrapcut(1.1)<text:span text:style-name="T5"> ,ang2);</text:span></text:p>
            <text:p><text:span text:style-name="T9"><text:s/>…</text:span></text:p>
            <text:p><text:span text:style-name="T9">z1=(…)</text:span><text:span text:style-name="T10"> </text:span><text:span text:style-name="T1">inktrap_r(1.1)</text:span><text:span text:style-name="T10">;</text:span></text:p>
          </table:table-cell>
          <table:table-cell/>
          <table:table-cell table:style-name="ce4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02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" svg:font-family="Menlo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/07/2013</text:date>, <text:time>16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ei Huang</meta:initial-creator>
    <meta:creation-date>2013-07-02T14:21:52</meta:creation-date>
    <dc:date>2013-07-02T16:43:48</dc:date>
    <dc:creator>Wei Huang</dc:creator>
    <meta:editing-duration>PT02H21M58S</meta:editing-duration>
    <meta:editing-cycles>112</meta:editing-cycles>
    <meta:generator>OpenOffice.org/3.2$Unix OpenOffice.org_project/320m18$Build-9502</meta:generator>
    <meta:document-statistic meta:table-count="3" meta:cell-count="84" meta:object-count="0"/>
  </office:meta>
</office:document-meta>
</file>